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7157"/>
    </style:style>
    <style:style style:name="P2" style:family="paragraph" style:parent-style-name="Standard">
      <style:text-properties style:font-name="Calibri" fo:font-weight="bold" officeooo:rsid="00117157" officeooo:paragraph-rsid="00117157" style:font-weight-asian="bold" style:font-weight-complex="bold"/>
    </style:style>
    <style:style style:name="P3" style:family="paragraph" style:parent-style-name="Standard">
      <style:text-properties style:font-name="Calibri" officeooo:rsid="00117157" officeooo:paragraph-rsid="00117157"/>
    </style:style>
    <style:style style:name="P4" style:family="paragraph" style:parent-style-name="Standard">
      <style:text-properties style:font-name="Calibri" officeooo:paragraph-rsid="00117157"/>
    </style:style>
    <style:style style:name="P5" style:family="paragraph" style:parent-style-name="Standard">
      <style:text-properties style:font-name="Calibri" officeooo:rsid="0014b0bf" officeooo:paragraph-rsid="0014b0bf"/>
    </style:style>
    <style:style style:name="P6" style:family="paragraph" style:parent-style-name="Standard">
      <style:text-properties style:font-name="Calibri" officeooo:paragraph-rsid="00117157"/>
    </style:style>
    <style:style style:name="P7" style:family="paragraph" style:parent-style-name="Standard">
      <style:text-properties style:font-name="Calibri" officeooo:rsid="00149938" officeooo:paragraph-rsid="00149938" fo:background-color="#ffff00"/>
    </style:style>
    <style:style style:name="P8" style:family="paragraph" style:parent-style-name="Standard">
      <style:text-properties style:font-name="Calibri" officeooo:paragraph-rsid="00149938" fo:background-color="#ffff00"/>
    </style:style>
    <style:style style:name="P9" style:family="paragraph" style:parent-style-name="Standard">
      <style:text-properties style:font-name="Calibri" officeooo:paragraph-rsid="00117157" fo:background-color="#ffff00"/>
    </style:style>
    <style:style style:name="P10" style:family="paragraph" style:parent-style-name="Standard">
      <style:text-properties officeooo:paragraph-rsid="00117157"/>
    </style:style>
    <style:style style:name="T1" style:family="text">
      <style:text-properties officeooo:rsid="001171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117157"/>
    </style:style>
    <style:style style:name="T5" style:family="text">
      <style:text-properties style:font-name="Calibri" officeooo:rsid="0014b0bf"/>
    </style:style>
    <style:style style:name="T6" style:family="text">
      <style:text-properties style:font-name="Calibri" fo:background-color="#ffff00" loext:char-shading-value="0"/>
    </style:style>
    <style:style style:name="T7" style:family="text">
      <style:text-properties style:font-name="Calibri" officeooo:rsid="00117157" fo:background-color="#ffff00" loext:char-shading-value="0"/>
    </style:style>
    <style:style style:name="T8" style:family="text">
      <style:text-properties style:font-name="Calibri" officeooo:rsid="00117157" fo:background-color="#ffff00" loext:char-shading-value="0"/>
    </style:style>
    <style:style style:name="T9" style:family="text">
      <style:text-properties style:font-name="Calibri" fo:background-color="#ffff00" loext:char-shading-value="0"/>
    </style:style>
    <style:style style:name="T10" style:family="text">
      <style:text-properties officeooo:rsid="00149938"/>
    </style:style>
    <style:style style:name="T11" style:family="text">
      <style:text-properties officeooo:rsid="0014b0bf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17157" fo:background-color="#ffff00" loext:char-shading-value="0"/>
    </style:style>
    <style:style style:name="T14" style:family="text">
      <style:text-properties officeooo:rsid="00117157" fo:background-color="#ffff00" loext:char-shading-value="0"/>
    </style:style>
    <style:style style:name="T15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M PRESENCIAL<text:tab/><text:tab/><text:tab/> <text:tab/><text:tab/><text:tab/>SXE 2023/24</text:p>
      <text:p text:style-name="P3"/>
      <text:p text:style-name="P4"/>
      <text:p text:style-name="P4"><text:span text:style-name="T2">Nombre</text:span> <text:span text:style-name="T11">Andrés Fernández Pereira</text:span></text:p>
      <text:p text:style-name="P4"/>
      <text:p text:style-name="P7">1. ¿Cuáles son tus conocimientos de informática?</text:p>
      <text:p text:style-name="P5">Curse SMR, ASIR, Ahora estoy cursando DAM</text:p>
      <text:p text:style-name="P7"/>
      <text:p text:style-name="P7">2. ¿Tienes algún módulo pendiente de primero? En caso afirmativo, indica cúales.</text:p>
      <text:p text:style-name="P5">Si, Programación</text:p>
      <text:p text:style-name="P5"/>
      <text:p text:style-name="P7">3. ¿Qué lenguajes de programación conoces?</text:p>
      <text:p text:style-name="P5">Java, PHP, C++</text:p>
      <text:p text:style-name="P5"/>
      <text:p text:style-name="P7">4. ¿Has programado en Python?</text:p>
      <text:p text:style-name="P5">No</text:p>
      <text:p text:style-name="P5"/>
      <text:p text:style-name="P8"><text:span text:style-name="T10">5</text:span>.¿Qué entiendes por Sistemas de Gestión Empresarial?</text:p>
      <text:p text:style-name="P5">Un programa de gestion de datos</text:p>
      <text:p text:style-name="P4"/>
      <text:p text:style-name="P9"><text:span text:style-name="T10">6</text:span>. ¿Cuáles son tus expectativas con relación a este módulo?</text:p>
      <text:p text:style-name="P5">Aprender y mejorar mis conocimientos</text:p>
      <text:p text:style-name="P4"/>
      <text:p text:style-name="P4"><text:span text:style-name="T10">7</text:span>. Busca en Internet.</text:p>
      <text:p text:style-name="P4"><text:tab/><text:span text:style-name="T15">a. ¿</text:span><text:span text:style-name="T14">Qué es un </text:span><text:span text:style-name="T15">Sistemas de Gestión Empresarial? </text:span></text:p>
      <text:p text:style-name="P4"><text:tab/><text:span text:style-name="T11">Es un sotware administrado, un programa informático especialmente para diseño, para <text:tab/>facilitar las gestiones operativas</text:span></text:p>
      <text:p text:style-name="P4"/>
      <text:p text:style-name="P1"><text:span text:style-name="T3"><text:tab/></text:span><text:span text:style-name="T9">b. </text:span><text:span text:style-name="T8">Finalidad de los Sistemas de Gestión Empresarial.</text:span></text:p>
      <text:p text:style-name="P1"><text:span text:style-name="T4"><text:tab/></text:span><text:span text:style-name="T5">Para adminstrar un negocio, sirven para ayudar en diferentes departamentos de un <text:tab/>negocio</text:span></text:p>
      <text:p text:style-name="P1"><text:span text:style-name="T5"/></text:p>
      <text:p text:style-name="P3"><text:tab/><text:span text:style-name="T15">c. Tipos</text:span></text:p>
      <text:p text:style-name="P1"><text:span text:style-name="T3"><text:tab/>Enterprise Resource Planning (ERP) Los ERP son los sistemas de gestión empresarial <text:tab/>por excelencia. ...</text:span></text:p>
      <text:p text:style-name="P1"><text:tab/>Customer Relationship Management (CRM) ...</text:p>
      <text:p text:style-name="P1"><text:tab/>Sistemas de Gestión de Almacenes (SGA) ...</text:p>
      <text:p text:style-name="P1"><text:tab/>Sistemas de Gestión Documental (SGD) ...</text:p>
      <text:p text:style-name="P1"><text:tab/>Business Intelligence (BI) ...</text:p>
      <text:p text:style-name="P1"><text:tab/>Gestión de procesos empresariales (BPM)</text:p>
      <text:p text:style-name="P1"/>
      <text:p text:style-name="P4"><text:span text:style-name="T10">8</text:span>. ¿Lo consideras importante/útil? ¿<text:span text:style-name="T1">P</text:span>or qué?</text:p>
      <text:p text:style-name="P5">Si, para poder gestionar diferentes departamentos de un negoc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M41S</meta:editing-duration>
    <meta:editing-cycles>2</meta:editing-cycles>
    <meta:generator>LibreOffice/7.5.3.2$Windows_X86_64 LibreOffice_project/9f56dff12ba03b9acd7730a5a481eea045e468f3</meta:generator>
    <meta:creation-date>2023-09-15T18:55:27.752000000</meta:creation-date>
    <dc:date>2023-09-15T19:07:57.416000000</dc:date>
    <meta:document-statistic meta:table-count="0" meta:image-count="0" meta:object-count="0" meta:page-count="1" meta:paragraph-count="28" meta:word-count="186" meta:character-count="1264" meta:non-whitespace-character-count="1085"/>
  </office:meta>
</office:document-meta>
</file>